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12C138B28ABAE963BE3.png" manifest:media-type="image/png"/>
  <manifest:file-entry manifest:full-path="Pictures/10000001000002E0000001CF379FB7FCA109F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09c" officeooo:paragraph-rsid="0000709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709c" officeooo:paragraph-rsid="0000709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b – EMBO PopGen</text:p>
      <text:p text:style-name="P1"/>
      <text:p text:style-name="P1"><draw:frame draw:style-name="fr2" draw:name="Image1" text:anchor-type="char" svg:width="17cm" svg:height="10.694cm" draw:z-index="0"><draw:image xlink:href="Pictures/10000001000002E0000001CF379FB7FCA109F0DA.png" xlink:type="simple" xlink:show="embed" xlink:actuate="onLoad" draw:mime-type="image/png"/></draw:frame></text:p>
      <text:p text:style-name="Standard"><draw:frame draw:style-name="fr1" draw:name="Image2" text:anchor-type="char" svg:x="0.019cm" svg:y="0.009cm" svg:width="17cm" svg:height="7.142cm" draw:z-index="1"><draw:image xlink:href="Pictures/10000001000002CA0000012C138B28ABAE963BE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32:16.388282553</meta:creation-date>
    <dc:date>2024-06-05T10:34:24.527077662</dc:date>
    <meta:editing-duration>PT2M8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1" meta:word-count="4" meta:character-count="20" meta:non-whitespace-character-count="16"/>
  </office:meta>
</office:document-meta>
</file>